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ba07f" officeooo:paragraph-rsid="001ba07f" style:font-weight-asian="bold" style:font-weight-complex="bold"/>
    </style:style>
    <style:style style:name="P3" style:family="paragraph" style:parent-style-name="Text_20_body">
      <style:text-properties officeooo:paragraph-rsid="001c66bb"/>
    </style:style>
    <style:style style:name="P4" style:family="paragraph" style:parent-style-name="Heading_20_3">
      <style:paragraph-properties fo:text-align="center" style:justify-single-word="false"/>
    </style:style>
    <style:style style:name="P5" style:family="paragraph" style:parent-style-name="Text_20_body" style:list-style-name="L1"/>
    <style:style style:name="T1" style:family="text">
      <style:text-properties officeooo:rsid="001ba07f"/>
    </style:style>
    <style:style style:name="T2" style:family="text">
      <style:text-properties officeooo:rsid="001c66bb"/>
    </style:style>
    <style:style style:name="T3" style:family="text">
      <style:text-properties fo:font-weight="bold" officeooo:rsid="001ba07f"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Procès-verbal de la dissolution de la société</text:h>
      <text:p text:style-name="Text_20_body"/>
      <text:p text:style-name="Text_20_body"/>
      <text:p text:style-name="Text_20_body">Le <text:span text:style-name="T1">mardi 10 septembre 2019, à 11h00, Paris.</text:span></text:p>
      <text:p text:style-name="Text_20_body"/>
      <text:p text:style-name="Text_20_body">Les associés de la société <text:span text:style-name="T1">UBIKIWI, SASU au capital de 1000€</text:span> ont tenu leur assemblée générale extraordinaire après avoir été convoqués par le gérant.</text:p>
      <text:p text:style-name="Text_20_body">Associés présents :</text:p>
      <text:p text:style-name="P2">Francis Chabouis, 127 Boulevard Auguste Blanqui, 75013 PARIS</text:p>
      <text:p text:style-name="Text_20_body">Associés représentés :</text:p>
      <text:p text:style-name="Text_20_body">- <text:span text:style-name="T1">Aucun</text:span></text:p>
      <text:p text:style-name="Text_20_body"><text:span text:style-name="T1">Monsieur Francis Chabouis</text:span>, associé gérant, préside l'assemblée. Il constate que l'ensemble des associés présents ou se faisant représenter est propriétaire de <text:span text:style-name="T2">l’ensemble des </text:span>parts sociales, que le quorum exigé par les statuts est atteint et que l'assemblée peut valablement délibérer.</text:p>
      <text:p text:style-name="Text_20_body">Il tient à la disposition des associés les pièces suivantes :</text:p>
      <text:list xml:id="list2938272068" text:style-name="L1">
        <text:list-item>
          <text:p text:style-name="P5">avis de réception des lettres de convocation envoyées aux associés le <text:span text:style-name="T2">10 août 2019</text:span>,</text:p>
        </text:list-item>
        <text:list-item>
          <text:p text:style-name="P5">rapport de gestion et comptes annuels,</text:p>
        </text:list-item>
        <text:list-item>
          <text:p text:style-name="P5">texte de la résolution soumise aux associés.</text:p>
        </text:list-item>
      </text:list>
      <text:p text:style-name="Text_20_body">Il rappelle que l'assemblée doit délibérer sur la question <text:span text:style-name="T2">de la dissolution anticipée de la société.</text:span></text:p>
      <text:p text:style-name="Text_20_body"/>
      <text:p text:style-name="Text_20_body"/>
      <text:p text:style-name="P1">Première résolution</text:p>
      <text:p text:style-name="Text_20_body">Après avoir pris connaissance du rapport de gestion, les associés réunis en assemblée générale extraordinaire décident de procéder à la dissolution anticipée de la société <text:span text:style-name="T2">UBIKIWI </text:span>et à sa liquidation amiable.</text:p>
      <text:p text:style-name="Text_20_body">Ils décident que l'existence de la société se poursuivra jusqu'à la clôture de la liquidation, que pendant la période de liquidation, la raison sociale de la société sera suivie des mots « société en liquidation » ainsi que du nom du liquidateur et que le siège social de la liquidation est situé <text:span text:style-name="T2">127 boulevard Auguste Blanqui, 75013 Paris</text:span>.</text:p>
      <text:p text:style-name="Text_20_body">L'assemblée adopte cette résolution par <text:span text:style-name="T2">1 voix pour</text:span> sur <text:span text:style-name="T2">1</text:span>.</text:p>
      <text:p text:style-name="Text_20_body"/>
      <text:p text:style-name="Text_20_body"/>
      <text:p text:style-name="P1"><text:soft-page-break/>Deuxième résolution</text:p>
      <text:p text:style-name="P3">Sur proposition du gérant, l'assemblée désigne en qualité de liquidateur <text:span text:style-name="T3">Francis Chabouis, 127 Boulevard Auguste Blanqui, 75013 PARIS</text:span> pour une durée de <text:span text:style-name="T2">6 </text:span>mois. Celui-ci déclare qu'il accepte les fonctions de liquidateur et qu'il ne fait l'objet d'aucune décision lui interdisant de les exercer.</text:p>
      <text:p text:style-name="Text_20_body">Le liquidateur devra convoquer les associés en assemblée générale ordinaire dans un délai de <text:span text:style-name="T2">2 </text:span>mois suivant sa nomination pour leur rendre compte de l'avancement des opérations de liquidation, de la situation financière de la société et du délai nécessaire pour poursuivre la liquidation. Il devra ensuite les réunir au moins une fois par an dans un délai de six mois suivant la clôture de l'exercice pour l'approbation des comptes annuels.</text:p>
      <text:p text:style-name="Text_20_body">L'assemblée adopte cette résolution par <text:span text:style-name="T2">1 voix</text:span> sur <text:span text:style-name="T2">1</text:span>.</text:p>
      <text:p text:style-name="Text_20_body"/>
      <text:p text:style-name="Text_20_body"/>
      <text:p text:style-name="P1">Troisième résolution</text:p>
      <text:p text:style-name="Text_20_body">Sous réserve des prescriptions des articles L237-1 à 237-13 du Code de commerce, l'assemblée accorde au liquidateur les pleins pouvoirs pour qu'il exécute sa mission. Il est autorisé à poursuivre les affaires en cours uniquement pour les besoins de la liquidation.</text:p>
      <text:p text:style-name="Text_20_body">L'assemblée adopte cette résolution par <text:span text:style-name="T2">1 voix</text:span> sur <text:span text:style-name="T2">1</text:span>.</text:p>
      <text:p text:style-name="Text_20_body"/>
      <text:p text:style-name="Text_20_body"/>
      <text:p text:style-name="P1">Quatrième résolution</text:p>
      <text:p text:style-name="Text_20_body">L'assemblée donne mandat au liquidateur pour remplir les formalités légales de publicité relatives aux décisions qu'elle a adoptées et qui sont consignées ci-dessus.</text:p>
      <text:p text:style-name="Text_20_body">L'assemblée adopte cette résolution par <text:span text:style-name="T2">1 voix</text:span> sur <text:span text:style-name="T2">1</text:span>.</text:p>
      <text:p text:style-name="Text_20_body">Toutes les questions inscrites à l'ordre du jour ayant été examinées et plus personne ne demandant la parole, la séance est levée à <text:span text:style-name="T2">11h30</text:span>.</text:p>
      <text:p text:style-name="Text_20_body">Il a été dressé le présent procès-verbal de tout ce qui précède.</text:p>
      <text:p text:style-name="Text_20_body">Fait à <text:span text:style-name="T2">Paris, le mardi 10 septembre 2019</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1:39:56.962857552</meta:creation-date>
    <dc:date>2019-09-10T14:41:17.678022616</dc:date>
    <meta:editing-duration>PT9M4S</meta:editing-duration>
    <meta:editing-cycles>2</meta:editing-cycles>
    <meta:generator>LibreOffice/6.0.7.3$Linux_X86_64 LibreOffice_project/00m0$Build-3</meta:generator>
    <meta:document-statistic meta:table-count="0" meta:image-count="0" meta:object-count="0" meta:page-count="2" meta:paragraph-count="30" meta:word-count="509" meta:character-count="3207" meta:non-whitespace-character-count="2731"/>
  </office:meta>
</office:document-meta>
</file>